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314bb9"/>
    </style:style>
    <style:style style:name="P2" style:family="paragraph" style:parent-style-name="Text_20_body">
      <style:text-properties officeooo:rsid="00087423" officeooo:paragraph-rsid="00314bb9"/>
    </style:style>
    <style:style style:name="P3" style:family="paragraph" style:parent-style-name="Heading_20_2">
      <style:text-properties officeooo:paragraph-rsid="00314bb9"/>
    </style:style>
    <style:style style:name="P4" style:family="paragraph" style:parent-style-name="Heading_20_3">
      <style:text-properties officeooo:rsid="00087423" officeooo:paragraph-rsid="00314bb9"/>
    </style:style>
    <style:style style:name="P5" style:family="paragraph" style:parent-style-name="Heading_20_3">
      <style:text-properties officeooo:paragraph-rsid="00314bb9"/>
    </style:style>
    <style:style style:name="P6" style:family="paragraph" style:parent-style-name="Heading_20_1" style:master-page-name="Right_20_Page">
      <style:paragraph-properties style:page-number="auto"/>
      <style:text-properties officeooo:rsid="000b6937" officeooo:paragraph-rsid="00314bb9"/>
    </style:style>
    <style:style style:name="T1" style:family="text">
      <style:text-properties officeooo:rsid="00324ec1"/>
    </style:style>
    <style:style style:name="T2" style:family="text">
      <style:text-properties officeooo:rsid="00309207"/>
    </style:style>
    <style:style style:name="T3" style:family="text">
      <style:text-properties officeooo:rsid="0032e4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our Strong Winds</text:h>
      <text:p text:style-name="P3">(<text:span text:style-name="T1">Ian Tyson</text:span>)</text:p>
      <text:p text:style-name="P4">[INTRO]</text:p>
      <text:p text:style-name="P2">D Em A</text:p>
      <text:p text:style-name="P5">[VERSE 1]</text:p>
      <text:p text:style-name="P2">D <text:s text:c="24"/>Em</text:p>
      <text:p text:style-name="P2">I think I'll go out to Alberta</text:p>
      <text:p text:style-name="P2"><text:s text:c="10"/>A <text:s text:c="16"/>D</text:p>
      <text:p text:style-name="P2">Weather's good there in the fall</text:p>
      <text:p text:style-name="P2"><text:s text:c="9"/>D <text:s text:c="22"/>Em <text:s text:c="11"/>A <text:s text:c="8"/></text:p>
      <text:p text:style-name="P2">I've got some friends that I can go to working for</text:p>
      <text:p text:style-name="P2"><text:s text:c="8"/>D <text:s text:c="21"/>Em</text:p>
      <text:p text:style-name="P2">Still I wish you'<text:span text:style-name="T3">d</text:span> change your mind</text:p>
      <text:p text:style-name="P2"><text:s text:c="5"/>A <text:s text:c="15"/>D</text:p>
      <text:p text:style-name="P2">If I ask you one more time</text:p>
      <text:p text:style-name="P2"><text:s text:c="10"/>Em <text:s text:c="17"/>G <text:s text:c="12"/>A</text:p>
      <text:p text:style-name="P2">But we've been through that a hundred times before</text:p>
      <text:p text:style-name="P5">[CHORUS]</text:p>
      <text:p text:style-name="P2"><text:s text:c="12"/>D <text:s text:c="14"/>Em</text:p>
      <text:p text:style-name="P2">Four strong winds that blow lonely</text:p>
      <text:p text:style-name="P2"><text:s text:c="6"/>A <text:s text:c="12"/>D</text:p>
      <text:p text:style-name="P2">Seven seas that run high</text:p>
      <text:p text:style-name="P2"><text:s text:c="10"/>D <text:s text:c="16"/>Em <text:s text:c="14"/>A</text:p>
      <text:p text:style-name="P2">All those things that don't change come what may</text:p>
      <text:p text:style-name="P2"><text:tab/> <text:s/>D <text:s text:c="17"/>Em</text:p>
      <text:p text:style-name="P2">For the good times are all gone</text:p>
      <text:p text:style-name="P2"><text:s text:c="8"/>A <text:s text:c="15"/>D</text:p>
      <text:p text:style-name="P2">And I'm bound for moving on</text:p>
      <text:p text:style-name="P2"><text:s text:c="10"/>Em <text:s text:c="12"/>G <text:s text:c="13"/>A <text:s text:c="9"/></text:p>
      <text:p text:style-name="P2">I'll look for you if I'm ever back this way</text:p>
      <text:p text:style-name="P2"/>
      <text:p text:style-name="P2"/>
      <text:p text:style-name="P2"/>
      <text:p text:style-name="P5"><text:soft-page-break/>[VERSE 2]</text:p>
      <text:p text:style-name="P2"><text:s text:c="5"/>D <text:s text:c="19"/>Em</text:p>
      <text:p text:style-name="P2">If I get there before the snow flies,</text:p>
      <text:p text:style-name="P2"><text:s text:c="7"/>A <text:s text:c="17"/><text:span text:style-name="T2">D</text:span> </text:p>
      <text:p text:style-name="P2">And if things are looking good</text:p>
      <text:p text:style-name="P2"><text:s text:c="10"/>D <text:s text:c="11"/>Em <text:s text:c="15"/>A</text:p>
      <text:p text:style-name="P2">You could meet me if I sent you down the fare</text:p>
      <text:p text:style-name="P2"><text:s text:c="7"/>D <text:s text:c="15"/>Em</text:p>
      <text:p text:style-name="P2">But by then it would be winter</text:p>
      <text:p text:style-name="P2"><text:s text:c="8"/>A <text:s text:c="14"/>D</text:p>
      <text:p text:style-name="P2">Not too much for you to do</text:p>
      <text:p text:style-name="P2"><text:s text:c="10"/>Em <text:s text:c="17"/>G <text:s text:c="11"/>A <text:s text:c="8"/></text:p>
      <text:p text:style-name="P2">And those winds sure can blow cold way out there</text:p>
      <text:p text:style-name="P5">[CHORUS]</text:p>
      <text:p text:style-name="P2"><text:s text:c="12"/>D <text:s text:c="14"/>Em</text:p>
      <text:p text:style-name="P2">Four strong winds that blow lonely</text:p>
      <text:p text:style-name="P2"><text:s text:c="6"/>A <text:s text:c="12"/>D</text:p>
      <text:p text:style-name="P2">Seven seas that run high</text:p>
      <text:p text:style-name="P2"><text:s text:c="10"/>D <text:s text:c="16"/>Em <text:s text:c="14"/>A</text:p>
      <text:p text:style-name="P2">All those things that don't change come what may</text:p>
      <text:p text:style-name="P2"><text:s text:c="8"/>D <text:s text:c="17"/>Em</text:p>
      <text:p text:style-name="P2">For the good times are all gone</text:p>
      <text:p text:style-name="P2"><text:s text:c="8"/>A <text:s text:c="15"/>D</text:p>
      <text:p text:style-name="P2">And I'm bound for moving on</text:p>
      <text:p text:style-name="P2"><text:s text:c="10"/>Em <text:s text:c="12"/>G <text:s text:c="13"/>A <text:s text:c="9"/></text:p>
      <text:p text:style-name="P2">I'll look for you if I'm ever back this way</text:p>
      <text:p text:style-name="P5">[OUTRO]</text:p>
      <text:p text:style-name="P2"><text:s text:c="10"/>Em <text:s text:c="12"/>G <text:s text:c="13"/>A <text:s text:c="9"/></text:p>
      <text:p text:style-name="P2">I'll look for you if I'm ever back this wa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1M36S</meta:editing-duration>
    <meta:editing-cycles>37</meta:editing-cycles>
    <meta:generator>LibreOffice/5.2.7.2$Linux_X86_64 LibreOffice_project/20m0$Build-2</meta:generator>
    <dc:title>Lyrics + Chords</dc:title>
    <dc:date>2017-10-28T20:03:34.570653010</dc:date>
    <meta:print-date>2017-04-03T12:23:29.985893000</meta:print-date>
    <meta:document-statistic meta:table-count="0" meta:image-count="0" meta:object-count="0" meta:page-count="2" meta:paragraph-count="59" meta:word-count="267" meta:character-count="1847" meta:non-whitespace-character-count="88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